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B000000E5D57DD6404F7263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03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4.865cm" svg:x="0.985cm" svg:y="8.059cm">
          <draw:image xlink:href="Pictures/100000000000051B000000E5D57DD6404F72635F.png" xlink:type="simple" xlink:show="embed" xlink:actuate="onLoad">
            <text:p/>
          </draw:image>
        </draw:frame>
        <draw:frame draw:style-name="gr2" draw:text-style-name="P2" draw:layer="layout" svg:width="4.13cm" svg:height="0.962cm" svg:x="1cm" svg:y="6.1cm">
          <draw:text-box>
            <text:p>Tool Address</text:p>
          </draw:text-box>
        </draw:frame>
        <draw:frame draw:style-name="gr3" draw:text-style-name="P2" draw:layer="layout" svg:width="5.925cm" svg:height="1.673cm" svg:x="4.3cm" svg:y="14.227cm">
          <draw:text-box>
            <text:p>Show/Hide Search </text:p>
            <text:p text:style-name="P1">and Results Filter </text:p>
          </draw:text-box>
        </draw:frame>
        <draw:frame draw:style-name="gr4" draw:text-style-name="P2" draw:layer="layout" svg:width="10.404cm" svg:height="0.962cm" svg:x="10.336cm" svg:y="14.538cm">
          <draw:text-box>
            <text:p>Query Gene and Mutation Name(s)</text:p>
          </draw:text-box>
        </draw:frame>
        <draw:frame draw:style-name="gr5" draw:text-style-name="P2" draw:layer="layout" svg:width="5.535cm" svg:height="0.962cm" svg:x="1.165cm" svg:y="12.227cm">
          <draw:text-box>
            <text:p>Selected journals </text:p>
          </draw:text-box>
        </draw:frame>
        <draw:line draw:style-name="gr6" draw:text-style-name="P3" draw:layer="layout" svg:x1="5cm" svg:y1="6.9cm" svg:x2="6.4cm" svg:y2="8.2cm">
          <text:p/>
        </draw:line>
        <draw:line draw:style-name="gr6" draw:text-style-name="P3" draw:layer="layout" svg:x1="2.9cm" svg:y1="12.3cm" svg:x2="2.9cm" svg:y2="10.4cm">
          <text:p/>
        </draw:line>
        <draw:line draw:style-name="gr6" draw:text-style-name="P3" draw:layer="layout" svg:x1="7.3cm" svg:y1="14.3cm" svg:x2="7.3cm" svg:y2="10.4cm">
          <text:p/>
        </draw:line>
        <draw:line draw:style-name="gr6" draw:text-style-name="P3" draw:layer="layout" svg:x1="11.9cm" svg:y1="14.3cm" svg:x2="11.9cm" svg:y2="12.2cm">
          <text:p/>
        </draw:line>
        <draw:line draw:style-name="gr6" draw:text-style-name="P3" draw:layer="layout" svg:x1="17.7cm" svg:y1="14.5cm" svg:x2="14.8cm" svg:y2="12cm">
          <text:p/>
        </draw:line>
        <draw:frame draw:style-name="gr7" draw:text-style-name="P2" draw:layer="layout" svg:width="5.4cm" svg:height="0.962cm" svg:x="23.7cm" svg:y="11.1cm">
          <draw:text-box>
            <text:p>Search Activation</text:p>
          </draw:text-box>
        </draw:frame>
        <draw:line draw:style-name="gr6" draw:text-style-name="P3" draw:layer="layout" svg:x1="23.7cm" svg:y1="11.5cm" svg:x2="18.7cm" svg:y2="11.5cm">
          <text:p/>
        </draw:line>
        <draw:frame draw:style-name="gr2" draw:text-style-name="P2" draw:layer="layout" svg:width="5.959cm" svg:height="0.962cm" svg:x="17cm" svg:y="6.1cm">
          <draw:text-box>
            <text:p>Predefined Queries</text:p>
          </draw:text-box>
        </draw:frame>
        <draw:line draw:style-name="gr6" draw:text-style-name="P3" draw:layer="layout" svg:x1="20.2cm" svg:y1="7cm" svg:x2="17.7cm" svg:y2="9.7cm">
          <text:p/>
        </draw:line>
        <draw:frame draw:style-name="gr2" draw:text-style-name="P2" draw:layer="layout" svg:width="5.252cm" svg:height="1.673cm" svg:x="11.7cm" svg:y="6.1cm">
          <draw:text-box>
            <text:p>VIST Information</text:p>
            <text:p text:style-name="P1">and Help</text:p>
          </draw:text-box>
        </draw:frame>
        <draw:line draw:style-name="gr6" draw:text-style-name="P3" draw:layer="layout" svg:x1="14.5cm" svg:y1="7.8cm" svg:x2="14.5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7-12-18T10:20:34.010000000</dc:date>
    <meta:editing-duration>PT18M39S</meta:editing-duration>
    <meta:editing-cycles>9</meta:editing-cycles>
    <meta:generator>LibreOffice/5.2.4.2$Windows_x86 LibreOffice_project/3d5603e1122f0f102b62521720ab13a38a4e0eb0</meta:generator>
    <meta:document-statistic meta:object-count="16"/>
  </office:meta>
</office:document-meta>
</file>